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tyle="normal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tyle="normal" officeooo:paragraph-rsid="000390ed" style:font-style-asian="normal" style:font-style-complex="normal"/>
    </style:style>
    <style:style style:name="T1" style:family="text">
      <style:text-properties officeooo:rsid="000390ed"/>
    </style:style>
    <style:style style:name="T2" style:family="text">
      <style:text-properties style:font-name="Ubuntu" officeooo:rsid="000390ed"/>
    </style:style>
    <style:style style:name="T3" style:family="text">
      <style:text-properties style:font-name="Times New Roman" officeooo:rsid="000390e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етод наименьших квадратов для функции 1й переменной</text:p>
      <text:p text:style-name="Standard"/>
      <text:p text:style-name="Standard"><draw:frame draw:style-name="fr1" draw:name="Объект1" text:anchor-type="as-char" svg:width="1.1591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Объект2" text:anchor-type="as-char" svg:width="0.9398in" svg:height="0.1917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><draw:frame draw:style-name="fr1" draw:name="Объект3" text:anchor-type="as-char" svg:width="1.0417in" svg:height="0.2091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Standard"/>
      <text:p text:style-name="Standard"><draw:frame draw:style-name="fr1" draw:name="Объект4" text:anchor-type="as-char" svg:width="1.0882in" svg:height="0.4484in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Standard"/>
      <text:p text:style-name="Standard"><draw:frame draw:style-name="fr1" draw:name="Объект5" text:anchor-type="as-char" svg:width="3.8717in" svg:height="0.9965in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Standard"><draw:frame draw:style-name="fr1" draw:name="Объект7" text:anchor-type="as-char" svg:width="2.5047in" svg:height="0.4453in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Standard"><draw:frame draw:style-name="fr1" draw:name="Объект8" text:anchor-type="as-char" svg:width="1.422in" svg:height="0.8425in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2"/>
      <text:p text:style-name="P3"><text:span text:style-name="T1">Алгоритм</text:span></text:p>
      <text:p text:style-name="P3"><text:span text:style-name="T1"/></text:p>
      <text:p text:style-name="P3"><text:span text:style-name="T1">Читаем массив данных</text:span></text:p>
      <text:p text:style-name="P3"><text:span text:style-name="T1">Сортируем</text:span></text:p>
      <text:p text:style-name="P3"><text:span text:style-name="T1">Дублируем массив данных</text:span></text:p>
      <text:p text:style-name="P3"><text:span text:style-name="T1">Для каждого отрезка</text:span></text:p>
      <text:p text:style-name="P3"><text:span text:style-name="T1"><text:tab/>центр = x0; длина = </text:span><text:span text:style-name="T2">Δ</text:span><text:span text:style-name="T3">x</text:span><text:span text:style-name="T1">;</text:span></text:p>
      <text:p text:style-name="P3"><text:span text:style-name="T1"><text:tab/>Вычисляем коэффициенты МНК</text:span></text:p>
      <text:p text:style-name="P3"><text:span text:style-name="T1"><text:tab/>Для каждой точки</text:span></text:p>
      <text:p text:style-name="P3"><text:span text:style-name="T1"><text:tab/><text:tab/></text:span><text:span text:style-name="T1"><draw:frame draw:style-name="fr2" draw:name="Object1" text:anchor-type="as-char" svg:width="2.172in" svg:height="0.2429in" draw:z-index="7"><draw:object xlink:href="./Object 6" xlink:type="simple" xlink:show="embed" xlink:actuate="onLoad"/><draw:image xlink:href="./ObjectReplacements/Object 6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6-19T22:56:39</meta:creation-date>
    <meta:generator>OpenOffice.org/3.2$Linux OpenOffice.org_project/320m19$Build-9505</meta:generator>
    <dc:date>2011-03-01T02:15:22</dc:date>
    <dc:creator>Yaroslav Dynnikov</dc:creator>
    <meta:editing-duration>PT23H49M05S</meta:editing-duration>
    <meta:editing-cycles>7</meta:editing-cycles>
    <meta:document-statistic meta:table-count="0" meta:image-count="0" meta:object-count="8" meta:page-count="1" meta:paragraph-count="17" meta:word-count="30" meta:character-count="209"/>
  </office:meta>
</office:document-meta>
</file>

<file path=Object 1/content.xml><?xml version="1.0" encoding="utf-8"?>
<math xmlns="http://www.w3.org/1998/Math/MathML">
  <semantics>
    <mrow>
      <mrow>
        <mo stretchy="false">(</mo>
        <mrow>
          <msub>
            <mi>x</mi>
            <mi>i</mi>
          </msub>
          <mi>,</mi>
          <msub>
            <mi>y</mi>
            <mi>i</mi>
          </msub>
        </mrow>
        <mo stretchy="false">)</mo>
      </mrow>
      <mi>,</mi>
      <mi/>
      <mrow>
        <mi>i</mi>
        <mi mathvariant="normal">=</mi>
        <mover accent="true">
          <mrow>
            <mn>1,</mn>
            <mi>N</mi>
          </mrow>
          <mo>¯</mo>
        </mover>
      </mrow>
    </mrow>
    <annotation encoding="StarMath 5.0">(x_i, y_i),~ i = overline{1,N} 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i>x</mi>
          <mo stretchy="false">)</mo>
        </mrow>
        <mi mathvariant="normal">=</mi>
        <mrow>
          <mi mathvariant="italic">ax</mi>
          <mo stretchy="false">+</mo>
          <mi>b</mi>
        </mrow>
      </mrow>
    </mrow>
    <annotation encoding="StarMath 5.0">y(x) = ax+b</annotation>
  </semantics>
</math>
</file>

<file path=Object 3/content.xml><?xml version="1.0" encoding="utf-8"?>
<math xmlns="http://www.w3.org/1998/Math/MathML">
  <semantics>
    <mrow>
      <msub>
        <mo stretchy="false">δ</mo>
        <mi>i</mi>
      </msub>
      <mi mathvariant="normal">=</mi>
      <mrow>
        <mrow>
          <msub>
            <mi>y</mi>
            <mi>i</mi>
          </msub>
          <mi mathvariant="normal">−</mi>
          <msub>
            <mi mathvariant="italic">ax</mi>
            <mi>i</mi>
          </msub>
        </mrow>
        <mi mathvariant="normal">−</mi>
        <mi>b</mi>
      </mrow>
    </mrow>
    <annotation encoding="StarMath 5.0">%delta_i = y_i - ax_i - b</annotation>
  </semantics>
</math>
</file>

<file path=Object 4/content.xml><?xml version="1.0" encoding="utf-8"?>
<math xmlns="http://www.w3.org/1998/Math/MathML">
  <semantics>
    <mrow>
      <mrow>
        <mi>S</mi>
        <mi mathvariant="normal">=</mi>
        <mrow>
          <munderover>
            <mi mathvariant="normal">∑</mi>
            <mrow>
              <mi>i</mi>
              <mi mathvariant="normal">=</mi>
              <mn>1</mn>
            </mrow>
            <mi>N</mi>
          </munderover>
          <msubsup>
            <mo stretchy="false">δ</mo>
            <mi>i</mi>
            <mn>2</mn>
          </msubsup>
        </mrow>
      </mrow>
      <mi mathvariant="normal">=</mi>
      <mi mathvariant="italic">min</mi>
    </mrow>
    <annotation encoding="StarMath 5.0">S = sum from i=1 to N %delta_i^2 = min</annotation>
  </semantics>
</math>
</file>

<file path=Object 5/content.xml><?xml version="1.0" encoding="utf-8"?>
<math xmlns="http://www.w3.org/1998/Math/MathML">
  <semantics>
    <mrow>
      <mrow>
        <mi stretchy="true" mathvariant="normal">{</mi>
        <mtable>
          <mtr>
            <mtd>
              <mrow>
                <mrow>
                  <mfrac>
                    <mrow>
                      <mi mathvariant="normal">∂</mi>
                      <mi>S</mi>
                    </mrow>
                    <mrow>
                      <mi mathvariant="normal">∂</mi>
                      <mi>a</mi>
                    </mrow>
                  </mfrac>
                  <mi mathvariant="normal">=</mi>
                  <mrow>
                    <mi mathvariant="normal">−</mi>
                    <mn>2</mn>
                  </mrow>
                </mrow>
                <mrow>
                  <munderover>
                    <mi mathvariant="normal">∑</mi>
                    <mrow>
                      <mi>i</mi>
                      <mi mathvariant="normal">=</mi>
                      <mn>1</mn>
                    </mrow>
                    <mi>N</mi>
                  </munderover>
                  <msub>
                    <mo stretchy="false">δ</mo>
                    <mi>i</mi>
                  </msub>
                </mrow>
                <mrow>
                  <msub>
                    <mi>x</mi>
                    <mi>i</mi>
                  </msub>
                  <mi mathvariant="normal">=</mi>
                  <mn>0</mn>
                </mrow>
              </mrow>
            </mtd>
          </mtr>
          <mtr>
            <mtd>
              <mrow>
                <mrow>
                  <mfrac>
                    <mrow>
                      <mi mathvariant="normal">∂</mi>
                      <mi>S</mi>
                    </mrow>
                    <mrow>
                      <mi mathvariant="normal">∂</mi>
                      <mi>b</mi>
                    </mrow>
                  </mfrac>
                  <mi mathvariant="normal">=</mi>
                  <mrow>
                    <mi mathvariant="normal">−</mi>
                    <mn>2</mn>
                  </mrow>
                </mrow>
                <mrow>
                  <munderover>
                    <mi mathvariant="normal">∑</mi>
                    <mrow>
                      <mi>i</mi>
                      <mi mathvariant="normal">=</mi>
                      <mn>1</mn>
                    </mrow>
                    <mi>N</mi>
                  </munderover>
                  <msub>
                    <mo stretchy="false">δ</mo>
                    <mi>i</mi>
                  </msub>
                </mrow>
                <mrow>
                  <mi/>
                  <mi mathvariant="normal">=</mi>
                  <mn>0</mn>
                </mrow>
              </mrow>
            </mtd>
          </mtr>
        </mtable>
      </mrow>
      <mi/>
      <mstyle mathvariant="bold">
        <mrow>
          <mi mathvariant="normal">⇒</mi>
        </mrow>
      </mstyle>
      <mi/>
      <mfenced open="" close="">
        <mtable>
          <mtr>
            <mtd>
              <mrow>
                <mi mathvariant="normal">∑</mi>
                <msubsup>
                  <mi>x</mi>
                  <mi>i</mi>
                  <mn>2</mn>
                </msubsup>
              </mrow>
            </mtd>
            <mtd>
              <mrow>
                <mi mathvariant="normal">∑</mi>
                <msub>
                  <mi>x</mi>
                  <mi>i</mi>
                </msub>
              </mrow>
            </mtd>
          </mtr>
          <mtr>
            <mtd>
              <mrow>
                <mi mathvariant="normal">∑</mi>
                <msub>
                  <mi>x</mi>
                  <mi>i</mi>
                </msub>
              </mrow>
            </mtd>
            <mtd>
              <mi>N</mi>
            </mtd>
          </mtr>
        </mtable>
      </mfenced>
      <mrow>
        <mfenced open="" close="">
          <mtable>
            <mtr>
              <mtd>
                <mi>a</mi>
              </mtd>
            </mtr>
            <mtr>
              <mtd>
                <mi>b</mi>
              </mtd>
            </mtr>
          </mtable>
        </mfenced>
        <mi mathvariant="normal">=</mi>
        <mfenced open="" close="">
          <mtable>
            <mtr>
              <mtd>
                <mrow>
                  <mrow>
                    <mi mathvariant="normal">∑</mi>
                    <msub>
                      <mi>y</mi>
                      <mi>i</mi>
                    </msub>
                  </mrow>
                  <msub>
                    <mi>x</mi>
                    <mi>i</mi>
                  </msub>
                </mrow>
              </mtd>
            </mtr>
            <mtr>
              <mtd>
                <mrow>
                  <mi mathvariant="normal">∑</mi>
                  <msub>
                    <mi>y</mi>
                    <mi>i</mi>
                  </msub>
                </mrow>
              </mtd>
            </mtr>
          </mtable>
        </mfenced>
      </mrow>
    </mrow>
    <annotation encoding="StarMath 5.0">left lbrace stack 
{ 
	{ {partial S} over {partial a} = -2 sum from i=1 to N %delta_i x_i = 0 } 
	# 
	{ {partial S} over {partial b} = -2 sum from i=1 to N %delta_i~ = 0 } 
} 
right none
~~bold drarrow~~

left (
matrix
{
	sum x_i^2 # sum x_i
	##
	sum x_i # N
}
right )
left ( stack {a#b} right) = 
left ( 
stack 
{
	sum y_i x_i
	#
	sum y_i
}
right)</annotation>
  </semantics>
</math>
</file>

<file path=Object 6/content.xml><?xml version="1.0" encoding="utf-8"?>
<math xmlns="http://www.w3.org/1998/Math/MathML">
  <semantics>
    <mrow>
      <mrow>
        <mi>y</mi>
        <mi mathvariant="normal">=</mi>
        <mrow>
          <mrow>
            <mo stretchy="false">(</mo>
            <mrow>
              <mrow>
                <mi>a</mi>
                <mi mathvariant="normal">⋅</mi>
                <mi>x</mi>
              </mrow>
              <mo stretchy="false">+</mo>
              <mi>b</mi>
            </mrow>
            <mo stretchy="false">)</mo>
          </mrow>
          <mi mathvariant="normal">⋅</mi>
          <msup>
            <mi>cos</mi>
            <mn>2</mn>
          </msup>
        </mrow>
      </mrow>
      <mfenced open="" close="">
        <mrow>
          <mrow>
            <mrow>
              <mo stretchy="false">(</mo>
              <mrow>
                <mi>x</mi>
                <mi mathvariant="normal">−</mi>
                <msub>
                  <mi>x</mi>
                  <mn>0</mn>
                </msub>
              </mrow>
              <mo stretchy="false">)</mo>
            </mrow>
            <mi mathvariant="normal">⋅</mi>
            <msub>
              <mi>l</mi>
              <mi>x</mi>
            </msub>
          </mrow>
          <mi mathvariant="normal">/</mi>
          <mo stretchy="false">π</mo>
        </mrow>
      </mfenced>
    </mrow>
    <annotation encoding="StarMath 5.0">y = (a cdot x + b) cdot cos^2 left( (x-x_0) cdot l_x / %pi right )</annotation>
  </semantics>
</math>
</file>

<file path=Object 7/content.xml><?xml version="1.0" encoding="utf-8"?>
<math xmlns="http://www.w3.org/1998/Math/MathML">
  <semantics>
    <mrow>
      <mrow>
        <mfenced open="" close="">
          <mtable>
            <mtr>
              <mtd>
                <mi>a</mi>
              </mtd>
            </mtr>
            <mtr>
              <mtd>
                <mi>b</mi>
              </mtd>
            </mtr>
          </mtable>
        </mfenced>
        <mi mathvariant="normal">=</mi>
        <mfrac>
          <mn>1</mn>
          <mrow>
            <mrow>
              <mi>N</mi>
              <mi mathvariant="normal">⋅</mi>
              <mi mathvariant="italic">Sxx</mi>
            </mrow>
            <mi mathvariant="normal">−</mi>
            <msup>
              <mi mathvariant="italic">Sx</mi>
              <mn>2</mn>
            </msup>
          </mrow>
        </mfrac>
      </mrow>
      <mfenced open="" close="">
        <mtable>
          <mtr>
            <mtd>
              <mi>N</mi>
            </mtd>
            <mtd>
              <mrow>
                <mi mathvariant="normal">−</mi>
                <mi mathvariant="italic">Sx</mi>
              </mrow>
            </mtd>
          </mtr>
          <mtr>
            <mtd>
              <mrow>
                <mi mathvariant="normal">−</mi>
                <mi mathvariant="italic">Sx</mi>
              </mrow>
            </mtd>
            <mtd>
              <mi mathvariant="italic">Sxx</mi>
            </mtd>
          </mtr>
        </mtable>
      </mfenced>
      <mfenced open="" close="">
        <mtable>
          <mtr>
            <mtd>
              <mi mathvariant="italic">Syx</mi>
            </mtd>
          </mtr>
          <mtr>
            <mtd>
              <mi mathvariant="italic">Sy</mi>
            </mtd>
          </mtr>
        </mtable>
      </mfenced>
    </mrow>
    <annotation encoding="StarMath 5.0">left ( stack {a#b} right) = 
1 over {N cdot Sxx - Sx^2}
left (
matrix
{
	N # -Sx
	##
	-Sx # Sxx
}
right )
left ( 
stack 
{
	Syx
	#
	Sy
}
right)</annotation>
  </semantics>
</math>
</file>

<file path=Object 8/content.xml><?xml version="1.0" encoding="utf-8"?>
<math xmlns="http://www.w3.org/1998/Math/MathML">
  <semantics>
    <mtable>
      <mtr>
        <mtd>
          <mrow>
            <mi>a</mi>
            <mi mathvariant="normal">=</mi>
            <mfrac>
              <mrow>
                <mrow>
                  <mi>N</mi>
                  <mi mathvariant="normal">⋅</mi>
                  <mi mathvariant="italic">Sxy</mi>
                </mrow>
                <mi mathvariant="normal">−</mi>
                <mrow>
                  <mi mathvariant="italic">Sx</mi>
                  <mi mathvariant="normal">⋅</mi>
                  <mi mathvariant="italic">Sy</mi>
                </mrow>
              </mrow>
              <mrow>
                <mrow>
                  <mi>N</mi>
                  <mi mathvariant="normal">⋅</mi>
                  <mi mathvariant="italic">Sxx</mi>
                </mrow>
                <mi mathvariant="normal">−</mi>
                <msup>
                  <mi mathvariant="italic">Sx</mi>
                  <mn>2</mn>
                </msup>
              </mrow>
            </mfrac>
          </mrow>
        </mtd>
      </mtr>
      <mtr>
        <mtd>
          <mrow>
            <mi>b</mi>
            <mi mathvariant="normal">=</mi>
            <mfrac>
              <mrow>
                <mrow>
                  <mi mathvariant="italic">Sy</mi>
                  <mi mathvariant="normal">⋅</mi>
                  <mi mathvariant="italic">Sxx</mi>
                </mrow>
                <mi mathvariant="normal">−</mi>
                <mrow>
                  <mi mathvariant="italic">Sx</mi>
                  <mi mathvariant="normal">⋅</mi>
                  <mi mathvariant="italic">Sxy</mi>
                </mrow>
              </mrow>
              <mrow>
                <mrow>
                  <mi>N</mi>
                  <mi mathvariant="normal">⋅</mi>
                  <mi mathvariant="italic">Sxx</mi>
                </mrow>
                <mi mathvariant="normal">−</mi>
                <msup>
                  <mi mathvariant="italic">Sx</mi>
                  <mn>2</mn>
                </msup>
              </mrow>
            </mfrac>
          </mrow>
        </mtd>
      </mtr>
    </mtable>
    <annotation encoding="StarMath 5.0">a = {N cdot Sxy - Sx cdot Sy} over {N cdot Sxx - Sx^2} newline
b = {Sy cdot Sxx - Sx cdot Sxy} over {N cdot Sxx - Sx^2}</annotation>
  </semantics>
</math>
</file>